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b7758b7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1de7531c" officeooo:paragraph-rsid="1de7531c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1de7531c" officeooo:paragraph-rsid="1b7758b7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1dfddb1d" officeooo:paragraph-rsid="1e1bade8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1dfddb1d" officeooo:paragraph-rsid="1e1bbb07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1dfddb1d" officeooo:paragraph-rsid="1e57c431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1dfddb1d" officeooo:paragraph-rsid="1e029cef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1e098c67" officeooo:paragraph-rsid="1e0cda46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1e27095c" officeooo:paragraph-rsid="1e0cda46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1e2a3368" officeooo:paragraph-rsid="1e029cef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1e568717" officeooo:paragraph-rsid="1e029cef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1e3fcfc4" officeooo:paragraph-rsid="1e029cef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1e55aed0" officeooo:paragraph-rsid="1e029cef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1e499c64" officeooo:paragraph-rsid="1e029cef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1e59b5cb" officeooo:paragraph-rsid="1e029cef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1e72e413" officeooo:paragraph-rsid="1e72e413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1e90c874" officeooo:paragraph-rsid="1e90c874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1de7531c" officeooo:paragraph-rsid="1b7758b7" style:font-name-asian="Liberation Serif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b7758b7" style:font-name-asian="Liberation Serif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0cda46" style:font-name-asian="Liberation Serif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57c431" style:font-name-asian="Liberation Serif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029cef" style:font-name-asian="Liberation Serif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512c14" style:font-name-asian="Liberation Serif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1c1c1c" style:font-name="Liberation Serif" fo:font-size="17pt" style:text-underline-style="none" fo:font-weight="bold" officeooo:rsid="17cb7444" officeooo:paragraph-rsid="1e1bade8" style:font-name-asian="Liberation Serif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1de7531c"/>
    </style:style>
    <style:style style:name="T3" style:family="text">
      <style:text-properties style:font-name="標楷體1" style:font-name-asian="標楷體1"/>
    </style:style>
    <style:style style:name="T4" style:family="text">
      <style:text-properties style:font-name="標楷體1" officeooo:rsid="1e59b5cb" style:font-name-asian="標楷體1"/>
    </style:style>
    <style:style style:name="T5" style:family="text">
      <style:text-properties style:font-name="標楷體1" officeooo:rsid="1e71454c"/>
    </style:style>
    <style:style style:name="T6" style:family="text">
      <style:text-properties officeooo:rsid="1dea6e11"/>
    </style:style>
    <style:style style:name="T7" style:family="text">
      <style:text-properties style:font-name-asian="標楷體1"/>
    </style:style>
    <style:style style:name="T8" style:family="text">
      <style:text-properties officeooo:rsid="1dea6e11" style:font-name-asian="標楷體1"/>
    </style:style>
    <style:style style:name="T9" style:family="text">
      <style:text-properties officeooo:rsid="1dfddb1d" style:font-name-asian="標楷體1"/>
    </style:style>
    <style:style style:name="T10" style:family="text">
      <style:text-properties officeooo:rsid="1e098c67" style:font-name-asian="標楷體1"/>
    </style:style>
    <style:style style:name="T11" style:family="text">
      <style:text-properties officeooo:rsid="1e104bdd" style:font-name-asian="標楷體1"/>
    </style:style>
    <style:style style:name="T12" style:family="text">
      <style:text-properties officeooo:rsid="1e27095c" style:font-name-asian="標楷體1"/>
    </style:style>
    <style:style style:name="T13" style:family="text">
      <style:text-properties officeooo:rsid="1e2a3368" style:font-name-asian="標楷體1"/>
    </style:style>
    <style:style style:name="T14" style:family="text">
      <style:text-properties officeooo:rsid="1e3c9138" style:font-name-asian="標楷體1"/>
    </style:style>
    <style:style style:name="T15" style:family="text">
      <style:text-properties officeooo:rsid="1e3ef8a1" style:font-name-asian="標楷體1"/>
    </style:style>
    <style:style style:name="T16" style:family="text">
      <style:text-properties officeooo:rsid="1e3fcfc4" style:font-name-asian="標楷體1"/>
    </style:style>
    <style:style style:name="T17" style:family="text">
      <style:text-properties officeooo:rsid="1e40d5a1" style:font-name-asian="標楷體1"/>
    </style:style>
    <style:style style:name="T18" style:family="text">
      <style:text-properties officeooo:rsid="1e499c64" style:font-name-asian="標楷體1"/>
    </style:style>
    <style:style style:name="T19" style:family="text">
      <style:text-properties officeooo:rsid="1e49da02" style:font-name-asian="標楷體1"/>
    </style:style>
    <style:style style:name="T20" style:family="text">
      <style:text-properties officeooo:rsid="1e55aed0" style:font-name-asian="標楷體1"/>
    </style:style>
    <style:style style:name="T21" style:family="text">
      <style:text-properties officeooo:rsid="1e568717" style:font-name-asian="標楷體1"/>
    </style:style>
    <style:style style:name="T22" style:family="text">
      <style:text-properties officeooo:rsid="1e59b5cb" style:font-name-asian="標楷體1"/>
    </style:style>
    <style:style style:name="T23" style:family="text">
      <style:text-properties style:text-underline-style="solid" style:text-underline-width="auto" style:text-underline-color="font-color" officeooo:rsid="1dfddb1d" style:font-name-asian="標楷體1"/>
    </style:style>
    <style:style style:name="T24" style:family="text">
      <style:text-properties officeooo:rsid="1e6ba7dc"/>
    </style:style>
    <style:style style:name="T25" style:family="text">
      <style:text-properties officeooo:rsid="1e71454c"/>
    </style:style>
    <style:style style:name="T26" style:family="text">
      <style:text-properties officeooo:rsid="1e79222c"/>
    </style:style>
    <style:style style:name="T27" style:family="text">
      <style:text-properties officeooo:rsid="1e79f5f9"/>
    </style:style>
    <style:style style:name="T28" style:family="text">
      <style:text-properties officeooo:rsid="1e7b9398"/>
    </style:style>
    <style:style style:name="T29" style:family="text">
      <style:text-properties officeooo:rsid="1e7d426e"/>
    </style:style>
    <style:style style:name="T30" style:family="text">
      <style:text-properties officeooo:rsid="1e7ee8e7"/>
    </style:style>
    <style:style style:name="T31" style:family="text">
      <style:text-properties officeooo:rsid="1e7efc71"/>
    </style:style>
    <style:style style:name="T32" style:family="text">
      <style:text-properties officeooo:rsid="1e8175a0"/>
    </style:style>
    <style:style style:name="T33" style:family="text">
      <style:text-properties officeooo:rsid="1e82d32c"/>
    </style:style>
    <style:style style:name="T34" style:family="text">
      <style:text-properties officeooo:rsid="1e8438b1"/>
    </style:style>
    <style:style style:name="T35" style:family="text">
      <style:text-properties officeooo:rsid="1e8a73b0"/>
    </style:style>
    <style:style style:name="T36" style:family="text">
      <style:text-properties style:font-name="Arial1" style:font-name-asian="Arial1"/>
    </style:style>
    <style:style style:name="T37" style:family="text">
      <style:text-properties style:font-name="Arial1" officeooo:rsid="1dea6e11" style:font-name-asian="Arial1"/>
    </style:style>
    <style:style style:name="T38" style:family="text">
      <style:text-properties style:font-name="Arial1" officeooo:rsid="1dfddb1d" style:font-name-asian="Arial1"/>
    </style:style>
    <style:style style:name="T39" style:family="text">
      <style:text-properties style:font-name="Arial1" officeooo:rsid="1e098c67" style:font-name-asian="Arial1"/>
    </style:style>
    <style:style style:name="T40" style:family="text">
      <style:text-properties style:font-name="Arial1" officeooo:rsid="1e27095c" style:font-name-asian="Arial1"/>
    </style:style>
    <style:style style:name="T41" style:family="text">
      <style:text-properties style:font-name="Arial1" officeooo:rsid="1e104bdd" style:font-name-asian="Arial1"/>
    </style:style>
    <style:style style:name="T42" style:family="text">
      <style:text-properties style:font-name="Arial1" officeooo:rsid="1e2a3368" style:font-name-asian="Arial1"/>
    </style:style>
    <style:style style:name="T43" style:family="text">
      <style:text-properties style:font-name="Arial1" officeooo:rsid="1e40d5a1" style:font-name-asian="Arial1"/>
    </style:style>
    <style:style style:name="T44" style:family="text">
      <style:text-properties style:font-name="Arial1" officeooo:rsid="1e3fcfc4" style:font-name-asian="Arial1"/>
    </style:style>
    <style:style style:name="T45" style:family="text">
      <style:text-properties style:font-name="Arial1" officeooo:rsid="1e3ef8a1" style:font-name-asian="Arial1"/>
    </style:style>
    <style:style style:name="T46" style:family="text">
      <style:text-properties style:font-name="Arial1" officeooo:rsid="1e3c9138" style:font-name-asian="Arial1"/>
    </style:style>
    <style:style style:name="T47" style:family="text">
      <style:text-properties style:font-name="Arial1" officeooo:rsid="1e55aed0" style:font-name-asian="Arial1"/>
    </style:style>
    <style:style style:name="T48" style:family="text">
      <style:text-properties style:font-name="Arial1" officeooo:rsid="1e49da02" style:font-name-asian="Arial1"/>
    </style:style>
    <style:style style:name="T49" style:family="text">
      <style:text-properties style:font-name="Arial1" officeooo:rsid="1e499c64" style:font-name-asian="Arial1"/>
    </style:style>
    <style:style style:name="T50" style:family="text">
      <style:text-properties style:font-name="Arial1" officeooo:rsid="1e59b5cb" style:font-name-asian="Arial1"/>
    </style:style>
    <style:style style:name="T51" style:family="text">
      <style:text-properties style:font-name="Arial1" officeooo:rsid="1e79222c" style:font-name-asian="Arial1"/>
    </style:style>
    <style:style style:name="T52" style:family="text">
      <style:text-properties style:font-name="Arial1" officeooo:rsid="1e79f5f9" style:font-name-asian="Arial1"/>
    </style:style>
    <style:style style:name="T53" style:family="text">
      <style:text-properties style:font-name="Arial1" officeooo:rsid="1e6ba7dc" style:font-name-asian="Arial1"/>
    </style:style>
    <style:style style:name="T54" style:family="text">
      <style:text-properties style:font-name="Arial1" officeooo:rsid="1e71454c" style:font-name-asian="Arial1"/>
    </style:style>
    <style:style style:name="T55" style:family="text">
      <style:text-properties style:font-name="Arial1" officeooo:rsid="1e7b9398" style:font-name-asian="Arial1"/>
    </style:style>
    <style:style style:name="T56" style:family="text">
      <style:text-properties style:font-name="Arial1" officeooo:rsid="1e7d426e" style:font-name-asian="Arial1"/>
    </style:style>
    <style:style style:name="T57" style:family="text">
      <style:text-properties style:font-name="Arial1" officeooo:rsid="1e7ee8e7" style:font-name-asian="Arial1"/>
    </style:style>
    <style:style style:name="T58" style:family="text">
      <style:text-properties style:font-name="Arial1" officeooo:rsid="1e7efc71" style:font-name-asian="Arial1"/>
    </style:style>
    <style:style style:name="T59" style:family="text">
      <style:text-properties style:font-name="Arial1" officeooo:rsid="1e8175a0" style:font-name-asian="Arial1"/>
    </style:style>
    <style:style style:name="T60" style:family="text">
      <style:text-properties style:font-name="Arial1" officeooo:rsid="1e82d32c" style:font-name-asian="Arial1"/>
    </style:style>
    <style:style style:name="T61" style:family="text">
      <style:text-properties style:font-name="Arial1" officeooo:rsid="1e8438b1" style:font-name-asian="Arial1"/>
    </style:style>
    <style:style style:name="T62" style:family="text">
      <style:text-properties style:font-name="Arial1" officeooo:rsid="1e8a73b0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20341661" text:style-name="L1">
        <text:list-item>
          <text:p text:style-name="P1"><text:bookmark-start text:name="第1章"/>第<text:span text:style-name="T1">1</text:span>章<text:bookmark-end text:name="第1章"/></text:p>
        </text:list-item>
        <text:list-item>
          <text:p text:style-name="P2"><text:bookmark-start text:name="第2章"/>第<text:span text:style-name="T1">2</text:span>章<text:bookmark-end text:name="第2章"/></text:p>
        </text:list-item>
        <text:list-item>
          <text:p text:style-name="P2"><text:bookmark-start text:name="第3章"/>第<text:span text:style-name="T1">3</text:span>章<text:bookmark-end text:name="第3章"/></text:p>
        </text:list-item>
        <text:list-item>
          <text:p text:style-name="P1"><text:bookmark-start text:name="第4章"/>第<text:span text:style-name="T2">4章</text:span><text:bookmark-end text:name="第4章"/></text:p>
        </text:list-item>
        <text:list-item>
          <text:p text:style-name="P18"><text:bookmark-start text:name="第5章"/><text:span text:style-name="T3">第5</text:span><text:span text:style-name="T7">章</text:span><text:bookmark-end text:name="第5章"/></text:p>
        </text:list-item>
        <text:list-item>
          <text:p text:style-name="P18"><text:bookmark-start text:name="第6章"/><text:span text:style-name="T3">第6</text:span><text:span text:style-name="T7">章</text:span><text:bookmark-end text:name="第6章"/></text:p>
        </text:list-item>
        <text:list-item>
          <text:p text:style-name="P18"><text:bookmark-start text:name="第7章"/><text:span text:style-name="T3">第7</text:span><text:span text:style-name="T7">章</text:span><text:bookmark-end text:name="第7章"/></text:p>
          <text:list>
            <text:list-item>
              <text:p text:style-name="P3">末日審判、啟示錄的（部分）內容。</text:p>
            </text:list-item>
            <text:list-item>
              <text:p text:style-name="P19"><text:span text:style-name="T8">聖民 </text:span><text:span text:style-name="T37">↔</text:span><text:span text:style-name="T8">（日月神示 認定的）臣民</text:span><text:span text:style-name="T6">。</text:span></text:p>
            </text:list-item>
          </text:list>
        </text:list-item>
        <text:list-item>
          <text:p text:style-name="P19"><text:bookmark-start text:name="第8章"/><text:span text:style-name="T3">第8</text:span><text:span text:style-name="T7">章</text:span><text:bookmark-end text:name="第8章"/></text:p>
          <text:list>
            <text:list-item>
              <text:p text:style-name="P19"><text:span text:style-name="T7">公綿羊 </text:span><text:span text:style-name="T38">↔</text:span><text:span text:style-name="T9"> 神學、神權、宗教文明。</text:span></text:p>
              <text:list>
                <text:list-item>
                  <text:p text:style-name="P4">綿羊 是 基督教 認定的 綿羊。</text:p>
                </text:list-item>
                <text:list-item>
                  <text:p text:style-name="P4">神權 的 明顯例子，（人類 認定的）君權神授、神權國家。</text:p>
                </text:list-item>
                <text:list-item>
                  <text:p text:style-name="P4">宗教文明 不是 精神文明。</text:p>
                </text:list-item>
                <text:list-item>
                  <text:p text:style-name="P4">宗教文明 是 信念文明。</text:p>
                  <text:list>
                    <text:list-item>
                      <text:p text:style-name="P4">信念 是 信念法則的 信念。</text:p>
                      <text:list>
                        <text:list-item>
                          <text:p text:style-name="P24"><text:span text:style-name="T9">（信念法則 的 描述在 </text:span><text:span text:style-name="T23">_傳承</text:span><text:span text:style-name="T9"> 文件群的 </text:span><text:span text:style-name="T23">傳承 的 發展層級</text:span><text:span text:style-name="T9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">宗教文明 是（人類 認定的）宗教、宗教組織、宗教信仰 形成的 文明。</text:p>
                  <text:list>
                    <text:list-item>
                      <text:p text:style-name="P4">宗教文明 是 以（人類 認定的）宗教、宗教組織、宗教信仰 為中心思想，形成的 文明。</text:p>
                    </text:list-item>
                    <text:list-item>
                      <text:p text:style-name="P5">明顯例子，以 薩滿 為中心思想，形成的 文明。</text:p>
                    </text:list-item>
                  </text:list>
                </text:list-item>
              </text:list>
            </text:list-item>
            <text:list-item>
              <text:p text:style-name="P19"><text:span text:style-name="T9">公綿羊的 雙角 </text:span><text:span text:style-name="T39">↔</text:span><text:span text:style-name="T10"> 猶太教、基督教。</text:span></text:p>
              <text:list>
                <text:list-item>
                  <text:p text:style-name="P8">但以理 認定，我舉目觀看，見有雙角的公綿羊站在河邊，兩角都高。</text:p>
                </text:list-item>
                <text:list-item>
                  <text:p text:style-name="P8">但以理 認定，這角高過那角，更高的是後長的。</text:p>
                </text:list-item>
              </text:list>
            </text:list-item>
            <text:list-item>
              <text:p text:style-name="P20"><text:span text:style-name="T10">往西、往北、往南 </text:span><text:span text:style-name="T40">↔</text:span><text:span text:style-name="T12"> 亞洲 沒有 受到 神學、神權、宗教文明 入侵。</text:span></text:p>
              <text:list>
                <text:list-item>
                  <text:p text:style-name="P9">但以理 認定，我見那公綿羊往西、往北、往南牴觸。</text:p>
                  <text:list>
                    <text:list-item>
                      <text:p text:style-name="P9">公綿羊 沒有 往東。</text:p>
                    </text:list-item>
                  </text:list>
                </text:list-item>
              </text:list>
            </text:list-item>
            <text:list-item>
              <text:p text:style-name="P20"><text:span text:style-name="T10">獸 </text:span><text:span text:style-name="T41">↔</text:span><text:span text:style-name="T11"> 國家、部落、群體。</text:span></text:p>
            </text:list-item>
            <text:list-item>
              <text:p text:style-name="P6">公山羊 <text:span text:style-name="T36">↔</text:span> 科學、人權、物質文明。</text:p>
              <text:list>
                <text:list-item>
                  <text:p text:style-name="P21"><text:span text:style-name="T13">山羊 是</text:span><text:span text:style-name="T21"> 基督教 認定的 山羊。</text:span></text:p>
                </text:list-item>
                <text:list-item>
                  <text:p text:style-name="P7">人權 不是 人類 認定的，人權。</text:p>
                </text:list-item>
                <text:list-item>
                  <text:p text:style-name="P7">人權 是 人類 認定的，人類 是 萬物之靈、特殊存在、神聖存在。</text:p>
                </text:list-item>
              </text:list>
            </text:list-item>
            <text:list-item>
              <text:p text:style-name="P22"><text:span text:style-name="T9">公山羊從西而來 </text:span><text:span text:style-name="T42">↔</text:span><text:span text:style-name="T13"> 工業革命、科學、科技、西醫、火力、火車、電力、電子產品、物質文明。</text:span></text:p>
              <text:list>
                <text:list-item>
                  <text:p text:style-name="P10">但以理 認定，我正思想的時候，見有一隻公山羊從西而來，遍行全地，腳不沾塵。</text:p>
                  <text:list>
                    <text:list-item>
                      <text:p text:style-name="P11"/>
                    </text:list-item>
                  </text:list>
                </text:list-item>
              </text:list>
            </text:list-item>
            <text:list-item>
              <text:p text:style-name="P22"><text:span text:style-name="T13">大角 </text:span><text:span text:style-name="T43">↔</text:span><text:span text:style-name="T17"> 工業革命。</text:span></text:p>
            </text:list-item>
            <text:list-item>
              <text:p text:style-name="P22"><text:span text:style-name="T13">榮美之地 </text:span><text:span text:style-name="T44">↔</text:span><text:span text:style-name="T16"> 耶路撒冷。</text:span></text:p>
            </text:list-item>
            <text:list-item>
              <text:p text:style-name="P22"><text:span text:style-name="T13">高及天象 </text:span><text:span text:style-name="T45">↔</text:span><text:span text:style-name="T15"> 漸漸發展出 氣象學、天文學、火箭科學，拋棄 觀天象、占星術。</text:span></text:p>
              <text:list>
                <text:list-item>
                  <text:p text:style-name="P12">但以力 認定，他漸漸強大，高及天象，將些天象和星宿拋落在地，用腳踐踏。</text:p>
                  <text:list>
                    <text:list-item>
                      <text:p text:style-name="P22"><text:span text:style-name="T13">天象和星宿 </text:span><text:span text:style-name="T46">↔</text:span><text:span text:style-name="T14"> 觀天象、占星術。</text:span></text:p>
                    </text:list-item>
                  </text:list>
                </text:list-item>
              </text:list>
            </text:list-item>
            <text:list-item>
              <text:p text:style-name="P22"><text:span text:style-name="T14">常獻給君的燔祭 </text:span><text:span text:style-name="T47">↔</text:span><text:span text:style-name="T20"> 禱告、信念、思想。</text:span></text:p>
            </text:list-item>
            <text:list-item>
              <text:p text:style-name="P13">君的聖所 <text:span text:style-name="T36">↔</text:span> 人體、（基督教 認定的）聖靈的住所。</text:p>
            </text:list-item>
            <text:list-item>
              <text:p text:style-name="P22"><text:span text:style-name="T16">軍旅 </text:span><text:span text:style-name="T48">↔</text:span><text:span text:style-name="T19"> 軍隊、軍武、軍事。</text:span></text:p>
            </text:list-item>
            <text:list-item>
              <text:p text:style-name="P23"><text:span text:style-name="T16">真理 </text:span><text:span text:style-name="T49">↔</text:span><text:span text:style-name="T18">（基督教 認定的）戒律。</text:span></text:p>
              <text:list>
                <text:list-item>
                  <text:p text:style-name="P14">（基督教 認定的）戒律 是 愛。</text:p>
                  <text:list>
                    <text:list-item>
                      <text:p text:style-name="P14">愛神。</text:p>
                    </text:list-item>
                    <text:list-item>
                      <text:p text:style-name="P14">愛人。</text:p>
                    </text:list-item>
                  </text:list>
                </text:list-item>
              </text:list>
            </text:list-item>
            <text:list-item>
              <text:p text:style-name="P22"><text:span text:style-name="T18">兩千三百日 </text:span><text:span text:style-name="T50">↔</text:span><text:span text:style-name="T22"> 兩千三百年。</text:span></text:p>
              <text:list>
                <text:list-item>
                  <text:p text:style-name="P22"><text:span text:style-name="T22">兩千三百年 是 但以理 記載、記錄 但以理書 之後的，</text:span><text:span text:style-name="T4">兩千三百（地球）</text:span><text:span text:style-name="T22">年。</text:span></text:p>
                </text:list-item>
              </text:list>
            </text:list-item>
          </text:list>
        </text:list-item>
        <text:list-item>
          <text:p text:style-name="P22"><text:bookmark-start text:name="第9章"/><text:span text:style-name="T22">第</text:span><text:span text:style-name="T4">9</text:span><text:span text:style-name="T22">章</text:span><text:bookmark-end text:name="第9章"/></text:p>
          <text:list>
            <text:list-item>
              <text:p text:style-name="P15">自省、懺悔、（思想）悔改。</text:p>
            </text:list-item>
            <text:list-item>
              <text:p text:style-name="P15">面對 預言的 心態。</text:p>
            </text:list-item>
            <text:list-item>
              <text:p text:style-name="P15">本國之民 <text:span text:style-name="T51">↔</text:span><text:span text:style-name="T26"> 人類。</text:span></text:p>
            </text:list-item>
            <text:list-item>
              <text:p text:style-name="P15">聖城 <text:span text:style-name="T51">↔</text:span><text:span text:style-name="T26"> 人類文明。</text:span></text:p>
            </text:list-item>
            <text:list-item>
              <text:p text:style-name="P15">封住 <text:span text:style-name="T52">↔</text:span><text:span text:style-name="T27"> 蓋上印記、認證、公證。</text:span></text:p>
            </text:list-item>
            <text:list-item>
              <text:p text:style-name="P15">並膏至聖者 <text:span text:style-name="T53">↔</text:span><text:span text:style-name="T24"> 並且 放置在、展示在、公開在 至聖所。</text:span></text:p>
            </text:list-item>
            <text:list-item>
              <text:p text:style-name="P15">受膏君 <text:span text:style-name="T54">↔</text:span><text:span text:style-name="T25">（啟示錄 第</text:span><text:span text:style-name="T5">12</text:span><text:span text:style-name="T25">章的）婦人。</text:span></text:p>
            </text:list-item>
            <text:list-item>
              <text:p text:style-name="P16">艱難的時候 <text:span text:style-name="T55">↔</text:span><text:span text:style-name="T28">（啟示錄 認定的）災難。</text:span></text:p>
            </text:list-item>
            <text:list-item>
              <text:p text:style-name="P16">重新建造 <text:span text:style-name="T56">↔</text:span><text:span text:style-name="T29">（啟示錄 認定的）新耶路撒冷城。</text:span></text:p>
            </text:list-item>
            <text:list-item>
              <text:p text:style-name="P16">受膏者 <text:span text:style-name="T57">↔</text:span><text:span text:style-name="T30">（啟示錄 認定的）敵基督。</text:span></text:p>
            </text:list-item>
            <text:list-item>
              <text:p text:style-name="P16">王 <text:span text:style-name="T58">↔</text:span><text:span text:style-name="T31">（啟示錄 認定的）萬王之王、彌賽亞。</text:span></text:p>
            </text:list-item>
            <text:list-item>
              <text:p text:style-name="P16">民 <text:span text:style-name="T59">↔</text:span><text:span text:style-name="T32">（啟示錄 認定的）米迦勒的 使者。</text:span></text:p>
            </text:list-item>
            <text:list-item>
              <text:p text:style-name="P16">毀滅 <text:span text:style-name="T60">↔</text:span><text:span text:style-name="T33">（啟示錄 認定的）爭戰。</text:span></text:p>
            </text:list-item>
            <text:list-item>
              <text:p text:style-name="P16">聖所 <text:span text:style-name="T61">↔</text:span><text:span text:style-name="T34">（人類 認定的）宗教。</text:span></text:p>
            </text:list-item>
            <text:list-item>
              <text:p text:style-name="P16">他 <text:span text:style-name="T62">↔</text:span><text:span text:style-name="T35">（啟示錄 認定的）敵基督。</text:span></text:p>
            </text:list-item>
            <text:list-item>
              <text:p text:style-name="P17">那行毀壞可憎的 <text:span text:style-name="T36">↔</text:span> 導彈。</text:p>
            </text:list-item>
          </text:list>
        </text:list-item>
        <text:list-item>
          <text:p text:style-name="P17"><text:bookmark-start text:name="第10章"/>第<text:span text:style-name="T1">10</text:span>章<text:bookmark-end text:name="第10章"/></text:p>
        </text:list-item>
        <text:list-item>
          <text:p text:style-name="P17"><text:bookmark-start text:name="第11章"/>第<text:span text:style-name="T1">11</text:span>章<text:bookmark-end text:name="第11章"/></text:p>
          <text:list>
            <text:list-item>
              <text:p text:style-name="P17">船內戰爭、船外戰爭、（人類 認定的）諸神戰爭、守護神之間的戰爭。</text:p>
            </text:list-item>
          </text:list>
        </text:list-item>
        <text:list-item>
          <text:p text:style-name="P17"><text:bookmark-start text:name="第12章"/>第<text:span text:style-name="T1">12</text:span>章<text:bookmark-end text:name="第12章"/></text:p>
          <text:list>
            <text:list-item>
              <text:p text:style-name="P17"><text:span text:style-name="T3">第1節 ~ 第7</text:span>節。</text:p>
              <text:list>
                <text:list-item>
                  <text:p text:style-name="P17"/>
                </text:list-item>
              </text:list>
            </text:list-item>
            <text:list-item>
              <text:p text:style-name="P17"/>
              <text:list>
                <text:list-item>
                  <text:p text:style-name="P17">但以理書 認定，從除掉常獻的燔祭，並設立那行毀壞可憎之物的時候，必有一千二百九十日。</text:p>
                </text:list-item>
                <text:list-item>
                  <text:p text:style-name="P17">但以理書 認定，等到一千三百三十五日的，那人變為有福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5-22T23:39:32.372000000</dc:date>
    <meta:editing-duration>P11DT6H43M58S</meta:editing-duration>
    <meta:editing-cycles>7268</meta:editing-cycles>
    <meta:document-statistic meta:table-count="0" meta:image-count="0" meta:object-count="0" meta:page-count="1" meta:paragraph-count="74" meta:word-count="1180" meta:character-count="1411" meta:non-whitespace-character-count="1273"/>
  </office:meta>
</office:document-meta>
</file>